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4.455cm" fo:min-width="9.201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.026cm" fo:min-width="2.204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327cm" fo:min-width="0.185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7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133cm" fo:min-width="1.729cm" fo:padding-top="0.1cm" fo:padding-bottom="0.1cm" fo:padding-left="0.1cm" fo:padding-right="0.1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133cm" fo:min-width="1.731cm" fo:padding-top="0.1cm" fo:padding-bottom="0.1cm" fo:padding-left="0.1cm" fo:padding-right="0.1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064cm" fo:min-width="2.295cm" fo:padding-top="0.1cm" fo:padding-bottom="0.1cm" fo:padding-left="0.1cm" fo:padding-right="0.1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opacity="100%" draw:textarea-horizontal-align="justify" draw:textarea-vertical-align="middle" draw:auto-grow-height="false" fo:min-height="0.221cm" fo:min-width="0.42cm" fo:padding-top="0.13cm" fo:padding-bottom="0.13cm" fo:padding-left="0.25cm" fo:padding-right="0.25cm" fo:wrap-option="wrap" draw:shadow-opacity="100%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21cm" fo:min-width="0.421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694cm" fo:min-width="2.515cm" fo:padding-top="0.6cm" fo:padding-bottom="0.13cm" fo:padding-left="0.1cm" fo:padding-right="0.1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792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3.652cm" fo:min-width="1.699cm" fo:padding-top="0.13cm" fo:padding-bottom="0.13cm" fo:padding-left="0.05cm" fo:padding-right="0.01cm" fo:wrap-option="wrap"/>
      <style:paragraph-properties style:writing-mode="lr-tb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aedef"/>
      <style:paragraph-properties style:writing-mode="lr-tb" style:font-independent-line-spacing="true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5" style:family="paragraph">
      <loext:graphic-properties draw:fill="solid" draw:fill-color="#daedef"/>
    </style:style>
    <style:style style:name="P6" style:family="paragraph">
      <style:paragraph-properties fo:margin-left="0cm" fo:margin-right="0cm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1pt" style:font-size-asian="11pt" style:font-size-complex="11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start" fo:text-indent="0cm" style:punctuation-wrap="hanging" style:line-break="strict" style:writing-mode="lr-tb"/>
      <style:text-properties fo:font-size="12pt" style:font-size-asian="12pt" style:font-size-complex="12pt"/>
    </style:style>
    <style:style style:name="P17" style:family="paragraph">
      <loext:graphic-properties draw:fill="solid" draw:fill-color="#daede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margin-left="0cm" fo:margin-right="0cm" fo:text-indent="0cm" style:punctuation-wrap="hanging" style:line-break="strict" style:writing-mode="lr-tb"/>
      <style:text-properties fo:font-size="12pt" style:font-size-asian="12pt" style:font-size-complex="12pt"/>
    </style:style>
    <style:style style:name="P1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cm" fo:margin-right="0cm" fo:text-indent="0cm" style:punctuation-wrap="hanging" style:line-break="strict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2" style:family="paragraph">
      <style:paragraph-properties fo:margin-left="0cm" fo:margin-right="0cm" fo:text-align="end" fo:text-indent="0cm" style:punctuation-wrap="hanging" style:line-break="strict"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text-align="start" fo:text-indent="0cm" style:punctuation-wrap="hanging" style:line-break="strict" style:writing-mode="lr-tb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5" style:family="paragraph">
      <loext:graphic-properties draw:fill="solid" draw:fill-color="#daede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6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P28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 Narrow" fo:font-size="12pt" fo:language="en" fo:country="US" style:font-size-asian="12pt" style:font-size-complex="12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font-name="Arial Narrow" fo:font-size="11pt" fo:language="en" fo:country="US" style:font-size-asian="11pt" style:font-size-complex="11pt"/>
    </style:style>
    <style:style style:name="T5" style:family="text">
      <style:text-properties style:font-name="Arial Narrow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name="Arial Narrow" fo:font-size="16pt" fo:language="en" fo:country="US" style:font-size-asian="16pt" style:font-size-complex="16pt"/>
    </style:style>
    <style:style style:name="T7" style:family="text">
      <style:text-properties style:font-name="Arial Narrow" fo:font-size="14pt" fo:language="en" fo:country="US" style:font-size-asian="14pt" style:font-size-complex="14pt"/>
    </style:style>
    <style:style style:name="T8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name="Zahnutá šípka dolu 176" draw:style-name="gr1" draw:text-style-name="P1" draw:layer="layout" svg:width="19.55cm" svg:height="6.441cm" draw:transform="skewX (-0.223402144255274) rotate (0.00523598775598319) translate (0.873cm 2.88cm)">
          <text:p/>
          <draw:enhanced-geometry svg:viewBox="0 0 21600 21600" draw:mirror-horizontal="true" draw:glue-points="?f17 0 ?f16 ?f22 ?f12 ?f2 ?f8 ?f22 ?f14 ?f2" draw:text-areas="?f45 ?f47 ?f46 ?f48" draw:mirror-vertical="false" draw:type="mso-spt105" draw:modifiers="20503 21179.5 19231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name="Zahnutá šípka dolu 177" draw:style-name="gr2" draw:text-style-name="P1" draw:layer="layout" svg:width="5.133cm" svg:height="1.756cm" svg:x="1.5cm" svg:y="7.841cm">
          <text:p/>
          <draw:enhanced-geometry svg:viewBox="0 0 21600 21600" draw:mirror-horizontal="true" draw:glue-points="?f17 0 ?f16 ?f22 ?f12 ?f2 ?f8 ?f22 ?f14 ?f2" draw:text-areas="?f45 ?f47 ?f46 ?f48" draw:type="mso-spt105" draw:modifiers="18489 20947 14882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g>
          <draw:line draw:name="Rovná spojnica 134_0" draw:style-name="gr3" draw:text-style-name="P2" draw:layer="layout" svg:x1="23.268cm" svg:y1="9.559cm" svg:x2="23.272cm" svg:y2="5.154cm">
            <text:p/>
          </draw:line>
          <draw:line draw:name="Rovná spojnica 138_0" draw:style-name="gr3" draw:text-style-name="P2" draw:layer="layout" svg:x1="23.274cm" svg:y1="5.158cm" svg:x2="12.089cm" svg:y2="5.154cm">
            <text:p/>
          </draw:line>
          <draw:line draw:name="Rovná spojnica 140_0" draw:style-name="gr3" draw:text-style-name="P2" draw:layer="layout" svg:x1="20.514cm" svg:y1="9.35cm" svg:x2="20.514cm" svg:y2="5.74cm">
            <text:p/>
          </draw:line>
          <draw:line draw:name="Rovná spojnica 144_0" draw:style-name="gr3" draw:text-style-name="P2" draw:layer="layout" svg:x1="20.514cm" svg:y1="5.744cm" svg:x2="12.085cm" svg:y2="5.74cm">
            <text:p/>
          </draw:line>
          <draw:line draw:name="Rovná spojnica 148_0" draw:style-name="gr3" draw:text-style-name="P2" draw:layer="layout" svg:x1="12.085cm" svg:y1="6.372cm" svg:x2="18.88cm" svg:y2="6.376cm">
            <text:p/>
          </draw:line>
          <draw:line draw:name="Rovná spojnica 151_0" draw:style-name="gr3" draw:text-style-name="P2" draw:layer="layout" svg:x1="16.658cm" svg:y1="10.045cm" svg:x2="16.658cm" svg:y2="6.98cm">
            <text:p/>
          </draw:line>
          <draw:line draw:name="Rovná spojnica 154_0" draw:style-name="gr3" draw:text-style-name="P2" draw:layer="layout" svg:x1="16.612cm" svg:y1="6.984cm" svg:x2="12.108cm" svg:y2="6.98cm">
            <text:p/>
          </draw:line>
          <draw:line draw:name="Rovná spojnica 158_0" draw:style-name="gr3" draw:text-style-name="P2" draw:layer="layout" svg:x1="15.058cm" svg:y1="10.531cm" svg:x2="15.062cm" svg:y2="7.591cm">
            <text:p/>
          </draw:line>
          <draw:line draw:name="Rovná spojnica 166_1" draw:style-name="gr3" draw:text-style-name="P2" draw:layer="layout" svg:x1="15.056cm" svg:y1="7.592cm" svg:x2="12.089cm" svg:y2="7.588cm">
            <text:p/>
          </draw:line>
          <draw:polyline draw:name="Rovná spojnica 169_0" draw:style-name="gr3" draw:text-style-name="P2" draw:layer="layout" svg:width="6.268cm" svg:height="2.831cm" draw:transform="skewX (-0.000349065850398866) rotate (1.5697491292437) translate (11.3401348653041cm 14.4654857370179cm)" svg:viewBox="0 0 6269 2832" draw:points="0,1 760,0 762,2832 6269,2825">
            <text:p/>
          </draw:polyline>
          <draw:line draw:name="Rovná spojnica 171_0" draw:style-name="gr3" draw:text-style-name="P2" draw:layer="layout" svg:x1="14.15cm" svg:y1="8.2cm" svg:x2="12.084cm" svg:y2="8.196cm">
            <text:p/>
          </draw:line>
          <draw:line draw:name="Rovná spojnica 177_0" draw:style-name="gr3" draw:text-style-name="P2" draw:layer="layout" svg:x1="19.215cm" svg:y1="6.881cm" svg:x2="18.545cm" svg:y2="6.877cm">
            <text:p/>
          </draw:line>
          <draw:custom-shape draw:name="Vývojový diagram: zdržanie 174_0" draw:style-name="gr4" draw:text-style-name="P1" draw:layer="layout" svg:width="0.799cm" svg:height="0.823cm" svg:x="18.931cm" svg:y="6.22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name="Rovná spojnica 186_0" draw:style-name="gr3" draw:text-style-name="P2" draw:layer="layout" svg:x1="19.73cm" svg:y1="6.637cm" svg:x2="20.089cm" svg:y2="6.641cm">
            <text:p/>
          </draw:line>
          <draw:line draw:name="Rovná spojnica 192_0" draw:style-name="gr3" draw:text-style-name="P2" draw:layer="layout" svg:x1="20.085cm" svg:y1="6.637cm" svg:x2="20.089cm" svg:y2="4.54cm">
            <text:p/>
          </draw:line>
          <draw:line draw:name="Rovná spojnica 202_0" draw:style-name="gr3" draw:text-style-name="P2" draw:layer="layout" svg:x1="20.088cm" svg:y1="4.543cm" svg:x2="3.5cm" svg:y2="4.547cm">
            <text:p/>
          </draw:line>
          <draw:line draw:name="Rovná spojnica 206_0" draw:style-name="gr3" draw:text-style-name="P2" draw:layer="layout" svg:x1="3.508cm" svg:y1="4.547cm" svg:x2="3.504cm" svg:y2="9.46cm">
            <text:p/>
          </draw:line>
          <draw:custom-shape draw:name="BlokTextu 233_0" draw:style-name="gr5" draw:text-style-name="P4" draw:layer="layout" svg:width="1.928cm" svg:height="0.708cm" svg:x="12.351cm" svg:y="5.132cm">
            <text:list text:style-name="L1">
              <text:list-header>
                <text:p text:style-name="P3"><text:span text:style-name="T1">Me</text:span><text:span text:style-name="T1">mW</text:span><text:span text:style-name="T1">ri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39_0" draw:style-name="gr5" draw:text-style-name="P4" draw:layer="layout" svg:width="2.131cm" svg:height="0.708cm" svg:x="12.334cm" svg:y="4.524cm">
            <text:list text:style-name="L1">
              <text:list-header>
                <text:p text:style-name="P3"><text:span text:style-name="T1">M</text:span><text:span text:style-name="T1">e</text:span><text:span text:style-name="T1">m</text:span><text:span text:style-name="T1">T</text:span><text:span text:style-name="T1">o</text:span><text:span text:style-name="T1">R</text:span><text:span text:style-name="T1">e</text:span><text:span text:style-name="T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0_0" draw:style-name="gr5" draw:text-style-name="P4" draw:layer="layout" svg:width="1.458cm" svg:height="0.708cm" svg:x="12.306cm" svg:y="5.744cm">
            <text:list text:style-name="L1">
              <text:list-header>
                <text:p text:style-name="P3"><text:span text:style-name="T1">Branc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2_1" draw:style-name="gr5" draw:text-style-name="P4" draw:layer="layout" svg:width="2.736cm" svg:height="0.708cm" svg:x="12.461cm" svg:y="6.306cm">
            <text:list text:style-name="L1">
              <text:list-header>
                <text:p text:style-name="P3"><text:span text:style-name="T1">A</text:span><text:span text:style-name="T1">L</text:span><text:span text:style-name="T1">U</text:span><text:span text:style-name="T1">C</text:span><text:span text:style-name="T1">o</text:span><text:span text:style-name="T1">nt</text:span><text:span text:style-name="T1">ro</text:span><text:span text:style-name="T1">l </text:span><text:span text:style-name="T1">2:</text:span><text:span text:style-name="T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3_1" draw:style-name="gr6" draw:text-style-name="P4" draw:layer="layout" svg:width="1.758cm" svg:height="0.708cm" svg:x="12.296cm" svg:y="6.914cm">
            <text:list text:style-name="L1">
              <text:list-header>
                <text:p text:style-name="P3"><text:span text:style-name="T1">A</text:span><text:span text:style-name="T1">L</text:span><text:span text:style-name="T1">U</text:span><text:span text:style-name="T1">S</text:span><text:span text:style-name="T1">c</text:span><text:span text:style-name="T1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4_1" draw:style-name="gr5" draw:text-style-name="P4" draw:layer="layout" svg:width="2.347cm" svg:height="0.708cm" svg:x="12.393cm" svg:y="7.51cm">
            <text:list text:style-name="L1">
              <text:list-header>
                <text:p text:style-name="P3"><text:span text:style-name="T1">T</text:span><text:span text:style-name="T1">y</text:span><text:span text:style-name="T1">p</text:span><text:span text:style-name="T1">e</text:span><text:span text:style-name="T1">R</text:span><text:span text:style-name="T1">I</text:span><text:span text:style-name="T1">S</text:span><text:span text:style-name="T1">B</text:span><text:span text:style-name="T1">U</text:span><text:span text:style-name="T1">J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Rovná spojnica 256_0" draw:style-name="gr3" draw:text-style-name="P2" draw:layer="layout" svg:x1="11.555cm" svg:y1="9.81cm" svg:x2="11.555cm" svg:y2="9.116cm">
            <text:p/>
          </draw:line>
          <draw:line draw:name="Rovná spojnica 267_0" draw:style-name="gr3" draw:text-style-name="P2" draw:layer="layout" svg:x1="12.089cm" svg:y1="8.629cm" svg:x2="12.335cm" svg:y2="8.637cm">
            <text:p/>
          </draw:line>
          <draw:line draw:name="Rovná spojnica 269_0" draw:style-name="gr3" draw:text-style-name="P2" draw:layer="layout" svg:x1="11.582cm" svg:y1="9.104cm" svg:x2="12.334cm" svg:y2="9.108cm">
            <text:p/>
          </draw:line>
          <draw:line draw:name="Rovná spojnica 272_0" draw:style-name="gr3" draw:text-style-name="P2" draw:layer="layout" svg:x1="12.335cm" svg:y1="8.633cm" svg:x2="12.331cm" svg:y2="9.104cm">
            <text:p/>
          </draw:line>
          <draw:custom-shape draw:name="BlokTextu 281_0" draw:style-name="gr5" draw:text-style-name="P4" draw:layer="layout" svg:width="1.797cm" svg:height="0.708cm" svg:x="12.357cm" svg:y="8.286cm">
            <text:list text:style-name="L1">
              <text:list-header>
                <text:p text:style-name="P3"><text:span text:style-name="T1">R</text:span><text:span text:style-name="T1">e</text:span><text:span text:style-name="T1">g</text:span><text:span text:style-name="T1">W</text:span><text:span text:style-name="T1">r</text:span><text:span text:style-name="T1">i</text:span><text:span text:style-name="T1">t</text:span><text:span text:style-name="T1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Rovná spojnica 68_2" draw:style-name="gr7" draw:text-style-name="P2" draw:layer="layout" svg:x1="3.771cm" svg:y1="10.224cm" svg:x2="4.402cm" svg:y2="10.227cm">
            <text:p/>
          </draw:line>
          <draw:line draw:name="Rovná spojnica 70_2" draw:style-name="gr7" draw:text-style-name="P2" draw:layer="layout" svg:x1="4.754cm" svg:y1="10.226cm" svg:x2="7.385cm" svg:y2="10.231cm">
            <text:p/>
          </draw:line>
          <draw:line draw:name="Rovná spojnica 73_2" draw:style-name="gr7" draw:text-style-name="P2" draw:layer="layout" svg:x1="7.385cm" svg:y1="10.231cm" svg:x2="9.139cm" svg:y2="10.226cm">
            <text:p/>
          </draw:line>
          <draw:line draw:name="Rovná spojnica 75_3" draw:style-name="gr7" draw:text-style-name="P2" draw:layer="layout" svg:x1="5.016cm" svg:y1="10.228cm" svg:x2="5.01cm" svg:y2="16.023cm">
            <text:p/>
          </draw:line>
          <draw:line draw:name="Rovná spojnica 79_3" draw:style-name="gr7" draw:text-style-name="P2" draw:layer="layout" svg:x1="5.589cm" svg:y1="13.567cm" svg:x2="6.022cm" svg:y2="13.567cm">
            <text:p/>
          </draw:line>
          <draw:line draw:name="Rovná spojnica 85_2" draw:style-name="gr7" draw:text-style-name="P2" draw:layer="layout" svg:x1="9.142cm" svg:y1="10.051cm" svg:x2="9.14cm" svg:y2="14.966cm">
            <text:p/>
          </draw:line>
          <draw:line draw:name="Rovná spojnica 118_2" draw:style-name="gr7" draw:text-style-name="P2" draw:layer="layout" svg:x1="14.776cm" svg:y1="11.051cm" svg:x2="12.648cm" svg:y2="11.051cm">
            <text:p/>
          </draw:line>
          <draw:line draw:name="Rovná spojnica 122_2" draw:style-name="gr7" draw:text-style-name="P2" draw:layer="layout" svg:x1="12.648cm" svg:y1="10.009cm" svg:x2="16.426cm" svg:y2="10.003cm">
            <text:p/>
          </draw:line>
          <draw:line draw:name="Rovná spojnica 124_2" draw:style-name="gr7" draw:text-style-name="P2" draw:layer="layout" svg:x1="15.303cm" svg:y1="11.288cm" svg:x2="16.426cm" svg:y2="11.291cm">
            <text:p/>
          </draw:line>
          <draw:line draw:name="Rovná spojnica 127_2" draw:style-name="gr7" draw:text-style-name="P2" draw:layer="layout" svg:x1="16.591cm" svg:y1="10.67cm" svg:x2="19.526cm" svg:y2="10.659cm">
            <text:p/>
          </draw:line>
          <draw:polyline draw:name="Rovná spojnica 129_2" draw:style-name="gr7" draw:text-style-name="P2" draw:layer="layout" svg:width="2.357cm" svg:height="4.289cm" draw:transform="rotate (1.46014245221846) translate (18.7116251811851cm 10.603737420868cm)" svg:viewBox="0 0 2358 4290" draw:points="0,217 1952,0 2358,3649 916,3809 969,4290">
            <text:p/>
          </draw:polyline>
          <draw:line draw:name="Rovná spojnica 142_2" draw:style-name="gr7" draw:text-style-name="P2" draw:layer="layout" svg:x1="20.229cm" svg:y1="10.671cm" svg:x2="23.174cm" svg:y2="10.675cm">
            <text:p/>
          </draw:line>
          <draw:line draw:name="Rovná spojnica 150_3" draw:style-name="gr7" draw:text-style-name="P2" draw:layer="layout" svg:x1="16.18cm" svg:y1="16.023cm" svg:x2="5.016cm" svg:y2="16.023cm">
            <text:p/>
          </draw:line>
          <draw:polyline draw:name="Rovná spojnica 153_2" draw:style-name="gr7" draw:text-style-name="P2" draw:layer="layout" svg:width="5.434cm" svg:height="4.23cm" draw:transform="skewX (0.000174532925199433) rotate (1.5702727280193) translate (2.98087175809262cm 15.4317843546517cm)" svg:viewBox="0 0 5435 4231" draw:points="1384,3801 1384,4215 3,4231 0,3 5434,0 5435,414">
            <text:p/>
          </draw:polyline>
          <draw:polyline draw:name="Rovná spojnica 167_3" draw:style-name="gr7" draw:text-style-name="P2" draw:layer="layout" svg:width="15.549cm" svg:height="6.056cm" draw:transform="skewX (0.000174532925199433) rotate (-0.00139626340159651) translate (2.70700151436237cm 10.4578689402667cm)" svg:viewBox="0 0 15550 6057" draw:points="13807,4955 15548,4952 15550,6057 9,6010 0,1 690,0">
            <text:p/>
          </draw:polyline>
          <draw:line draw:name="Rovná spojnica 189_3" draw:style-name="gr7" draw:text-style-name="P2" draw:layer="layout" svg:x1="24.051cm" svg:y1="10.382cm" svg:x2="23.525cm" svg:y2="10.378cm">
            <text:p/>
          </draw:line>
          <draw:line draw:name="Rovná spojnica 191_2" draw:style-name="gr7" draw:text-style-name="P2" draw:layer="layout" svg:x1="24.054cm" svg:y1="10.38cm" svg:x2="24.05cm" svg:y2="17.458cm">
            <text:p/>
          </draw:line>
          <draw:line draw:name="Rovná spojnica 193_2" draw:style-name="gr7" draw:text-style-name="P2" draw:layer="layout" svg:x1="24.05cm" svg:y1="17.462cm" svg:x2="8.379cm" svg:y2="17.458cm">
            <text:p/>
          </draw:line>
          <draw:polyline draw:name="Rovná spojnica 197_3" draw:style-name="gr7" draw:text-style-name="P2" draw:layer="layout" svg:width="15.688cm" svg:height="7.106cm" draw:transform="rotate (-0.00174532925199535) translate (8.37388425596047cm 10.3510208408334cm)" svg:viewBox="0 0 15689 7107" draw:points="15082,1 15677,0 15689,7080 18,7107 0,1985 1970,1981">
            <text:p/>
          </draw:polyline>
          <draw:polyline draw:name="Rovná spojnica 199_2" draw:style-name="gr7" draw:text-style-name="P2" draw:layer="layout" svg:width="5.123cm" svg:height="1.064cm" draw:transform="rotate (-0.000698131700798822) translate (14.3795160530372cm 11.0511670089808cm)" svg:viewBox="0 0 5124 1065" draw:points="0,0 1,1065 5124,1062">
            <text:p/>
          </draw:polyline>
          <draw:polyline draw:name="Rovná spojnica 203_3" draw:style-name="gr7" draw:text-style-name="P2" draw:layer="layout" svg:width="3.224cm" svg:height="0.275cm" draw:transform="rotate (1.5707963267949) translate (14.6562332782588cm 14.7890597509517cm)" svg:viewBox="0 0 3225 276" draw:points="0,0 3225,0 3225,276">
            <text:p/>
          </draw:polyline>
          <draw:line draw:name="Rovná spojnica 211_2" draw:style-name="gr7" draw:text-style-name="P2" draw:layer="layout" svg:x1="16.576cm" svg:y1="14.793cm" svg:x2="12.648cm" svg:y2="14.789cm">
            <text:p/>
          </draw:line>
          <draw:polygon draw:style-name="gr8" draw:text-style-name="P5" draw:layer="layout" svg:width="0.911cm" svg:height="1.933cm" svg:x="6.022cm" svg:y="13.084cm" svg:viewBox="0 0 912 1934" draw:points="0,0 0,760 345,967 0,1174 0,1934 912,1520 912,415">
            <draw:glue-point draw:id="4" svg:x="5cm" svg:y="0cm"/>
            <draw:glue-point draw:id="5" svg:x="-5cm" svg:y="3.212cm"/>
            <draw:glue-point draw:id="6" svg:x="-5cm" svg:y="-3.212cm"/>
            <text:p/>
          </draw:polygon>
          <draw:polygon draw:style-name="gr8" draw:text-style-name="P5" draw:layer="layout" svg:width="0.911cm" svg:height="1.933cm" svg:x="16.161cm" svg:y="14.465cm" svg:viewBox="0 0 912 1934" draw:points="0,0 0,760 345,967 0,1174 0,1934 912,1520 912,415">
            <draw:glue-point draw:id="4" svg:x="5cm" svg:y="0cm"/>
            <draw:glue-point draw:id="5" svg:x="-5cm" svg:y="3.212cm"/>
            <draw:glue-point draw:id="6" svg:x="-5cm" svg:y="-3.212cm"/>
            <text:p/>
          </draw:polygon>
          <draw:custom-shape draw:name="BlokTextu 29_8" draw:style-name="gr6" draw:text-style-name="P7" draw:layer="layout" svg:width="0.876cm" svg:height="0.963cm" svg:x="16.385cm" svg:y="14.95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9_9" draw:style-name="gr6" draw:text-style-name="P7" draw:layer="layout" svg:width="0.877cm" svg:height="0.963cm" svg:x="6.23cm" svg:y="13.614cm">
            <text:list text:style-name="L1">
              <text:list-header>
                <text:p text:style-name="P6"><text:span text:style-name="T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Rovná spojnica 97_1" draw:style-name="gr3" draw:text-style-name="P2" draw:layer="layout" svg:x1="9.139cm" svg:y1="10.051cm" svg:x2="10.542cm" svg:y2="10.055cm">
            <text:p/>
          </draw:line>
          <draw:line draw:name="Rovná spojnica 99_4" draw:style-name="gr3" draw:text-style-name="P2" draw:layer="layout" svg:x1="9.139cm" svg:y1="11.057cm" svg:x2="10.542cm" svg:y2="11.061cm">
            <text:p/>
          </draw:line>
          <draw:line draw:name="Rovná spojnica 102_2" draw:style-name="gr3" draw:text-style-name="P2" draw:layer="layout" svg:x1="9.139cm" svg:y1="14.965cm" svg:x2="10.367cm" svg:y2="14.969cm">
            <text:p/>
          </draw:line>
          <draw:line draw:name="Rovná spojnica 175_2" draw:style-name="gr3" draw:text-style-name="P2" draw:layer="layout" svg:x1="22.55cm" svg:y1="13.175cm" svg:x2="9.141cm" svg:y2="13.175cm">
            <text:p/>
          </draw:line>
          <draw:line draw:name="Rovná spojnica 178_2" draw:style-name="gr3" draw:text-style-name="P2" draw:layer="layout" svg:x1="22.553cm" svg:y1="13.176cm" svg:x2="22.549cm" svg:y2="17.036cm">
            <text:p/>
          </draw:line>
          <draw:line draw:name="Rovná spojnica 180_2" draw:style-name="gr3" draw:text-style-name="P2" draw:layer="layout" svg:x1="22.549cm" svg:y1="17.041cm" svg:x2="8.8cm" svg:y2="17.037cm">
            <text:p/>
          </draw:line>
          <draw:line draw:name="Rovná spojnica 182_2" draw:style-name="gr3" draw:text-style-name="P2" draw:layer="layout" svg:x1="8.798cm" svg:y1="17.042cm" svg:x2="8.802cm" svg:y2="11.726cm">
            <text:p/>
          </draw:line>
          <draw:line draw:name="Rovná spojnica 184_2" draw:style-name="gr3" draw:text-style-name="P2" draw:layer="layout" svg:x1="8.8cm" svg:y1="11.725cm" svg:x2="10.367cm" svg:y2="11.729cm">
            <text:p/>
          </draw:line>
          <draw:polyline draw:name="Rovná spojnica 217_3" draw:style-name="gr3" draw:text-style-name="P2" draw:layer="layout" svg:width="3.375cm" svg:height="1.549cm" draw:transform="skewX (0.000523598775598299) rotate (1.5700981950941) translate (17.0043513299794cm 10.2519581540277cm)" svg:viewBox="0 0 3376 1550" draw:points="0,0 2,1550 3376,1547">
            <text:p/>
          </draw:polyline>
          <draw:line draw:name="Rovná spojnica 221_2" draw:style-name="gr3" draw:text-style-name="P2" draw:layer="layout" svg:x1="4.587cm" svg:y1="9.701cm" svg:x2="4.591cm" svg:y2="9.421cm">
            <text:p/>
          </draw:line>
          <draw:line draw:name="Rovná spojnica 222_2" draw:style-name="gr3" draw:text-style-name="P2" draw:layer="layout" svg:x1="3.502cm" svg:y1="9.734cm" svg:x2="3.506cm" svg:y2="9.454cm">
            <text:p/>
          </draw:line>
          <draw:line draw:name="Rovná spojnica 223_2" draw:style-name="gr3" draw:text-style-name="P2" draw:layer="layout" svg:x1="10.508cm" svg:y1="9.418cm" svg:x2="10.512cm" svg:y2="9.138cm">
            <text:p/>
          </draw:line>
          <draw:line draw:name="Rovná spojnica 228_2" draw:style-name="gr3" draw:text-style-name="P2" draw:layer="layout" svg:x1="23.269cm" svg:y1="9.84cm" svg:x2="23.273cm" svg:y2="9.56cm">
            <text:p/>
          </draw:line>
          <draw:line draw:name="Rovná spojnica 229_4" draw:style-name="gr3" draw:text-style-name="P2" draw:layer="layout" svg:x1="15.058cm" svg:y1="10.81cm" svg:x2="15.062cm" svg:y2="10.53cm">
            <text:p/>
          </draw:line>
          <draw:custom-shape draw:name="BlokTextu 231_3" draw:style-name="gr9" draw:text-style-name="P7" draw:layer="layout" svg:width="1.017cm" svg:height="0.937cm" svg:x="4.889cm" svg:y="13.152cm">
            <text:list text:style-name="L1">
              <text:list-header>
                <text:p text:style-name="P6"><text:span text:style-name="T3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34_1" draw:style-name="gr5" draw:text-style-name="P9" draw:layer="layout" svg:width="0.853cm" svg:height="0.666cm" svg:x="3.654cm" svg:y="9.6cm">
            <text:list text:style-name="L1">
              <text:list-header>
                <text:p text:style-name="P8"><text:span text:style-name="T4">PC’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35_1" draw:style-name="gr5" draw:text-style-name="P4" draw:layer="layout" svg:width="0.836cm" svg:height="0.708cm" svg:x="4.713cm" svg:y="9.561cm">
            <text:list text:style-name="L1">
              <text:list-header>
                <text:p text:style-name="P3"><text:span text:style-name="T1">P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36_2" draw:style-name="gr5" draw:text-style-name="P4" draw:layer="layout" svg:width="1.03cm" svg:height="0.708cm" svg:x="7.906cm" svg:y="9.525cm">
            <text:list text:style-name="L1">
              <text:list-header>
                <text:p text:style-name="P3"><text:span text:style-name="T1">Inst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37_2" draw:style-name="gr5" draw:text-style-name="P11" draw:layer="layout" svg:width="1.408cm" svg:height="0.793cm" svg:x="8.949cm" svg:y="9.466cm">
            <text:list text:style-name="L1">
              <text:list-header>
                <text:p text:style-name="P10"><text:span text:style-name="T5">19:</text:span><text:span text:style-name="T5">1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38_2" draw:style-name="gr5" draw:text-style-name="P11" draw:layer="layout" svg:width="1.408cm" svg:height="0.793cm" svg:x="8.941cm" svg:y="10.492cm">
            <text:list text:style-name="L1">
              <text:list-header>
                <text:p text:style-name="P10"><text:span text:style-name="T5">24: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0_2" draw:style-name="gr5" draw:text-style-name="P11" draw:layer="layout" svg:width="1.162cm" svg:height="0.793cm" svg:x="9.064cm" svg:y="12.616cm">
            <text:list text:style-name="L1">
              <text:list-header>
                <text:p text:style-name="P10"><text:span text:style-name="T5">11:</text:span><text:span text:style-name="T5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2_2" draw:style-name="gr5" draw:text-style-name="P13" draw:layer="layout" svg:width="2.221cm" svg:height="1.385cm" svg:x="9.055cm" svg:y="13.54cm">
            <text:list text:style-name="L1">
              <text:list-header>
                <text:p text:style-name="P12"><text:span text:style-name="T5">15:0, 24:0</text:span></text:p>
              </text:list-header>
              <text:list-item>
                <text:p text:style-name="P12"><text:span text:style-name="T5">11:7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BlokTextu 243_2" draw:style-name="gr5" draw:text-style-name="P4" draw:layer="layout" svg:width="1.107cm" svg:height="0.708cm" svg:x="15.103cm" svg:y="9.351cm">
            <text:list text:style-name="L1">
              <text:list-header>
                <text:p text:style-name="P3"><text:span text:style-name="T1">Src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4_2" draw:style-name="gr5" draw:text-style-name="P4" draw:layer="layout" svg:width="1.107cm" svg:height="0.708cm" svg:x="15.184cm" svg:y="10.648cm">
            <text:list text:style-name="L1">
              <text:list-header>
                <text:p text:style-name="P3"><text:span text:style-name="T1">Src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5_2" draw:style-name="gr5" draw:text-style-name="P11" draw:layer="layout" svg:width="1.357cm" svg:height="0.877cm" svg:x="17.269cm" svg:y="9.556cm">
            <text:list text:style-name="L1">
              <text:list-header>
                <text:p text:style-name="P10"><text:span text:style-name="T6">Zer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6_2" draw:style-name="gr5" draw:text-style-name="P11" draw:layer="layout" svg:width="1.615cm" svg:height="0.793cm" svg:x="17.434cm" svg:y="10.549cm">
            <text:list text:style-name="L1">
              <text:list-header>
                <text:p text:style-name="P10"><text:span text:style-name="T7">Alu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7_1" draw:style-name="gr5" draw:text-style-name="P11" draw:layer="layout" svg:width="2.449cm" svg:height="0.877cm" svg:x="14.703cm" svg:y="11.953cm">
            <text:list text:style-name="L1">
              <text:list-header>
                <text:p text:style-name="P10"><text:span text:style-name="T6">Write</text:span><text:span text:style-name="T6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8_1" draw:style-name="gr5" draw:text-style-name="P11" draw:layer="layout" svg:width="2.322cm" svg:height="0.877cm" svg:x="14.536cm" svg:y="12.532cm">
            <text:list text:style-name="L1">
              <text:list-header>
                <text:p text:style-name="P10"><text:span text:style-name="T6">WriteRe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49_12" draw:style-name="gr5" draw:text-style-name="P11" draw:layer="layout" svg:width="1.047cm" svg:height="0.877cm" svg:x="13.168cm" svg:y="15.248cm">
            <text:list text:style-name="L1">
              <text:list-header>
                <text:p text:style-name="P10"><text:span text:style-name="T6">P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1_3" draw:style-name="gr5" draw:text-style-name="P15" draw:layer="layout" svg:width="2.221cm" svg:height="0.793cm" svg:x="17.237cm" svg:y="14.718cm">
            <text:list text:style-name="L1">
              <text:list-header>
                <text:p text:style-name="P14"><text:span text:style-name="T7">PCBranc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7_2" draw:style-name="gr5" draw:text-style-name="P4" draw:layer="layout" svg:width="1.924cm" svg:height="0.708cm" svg:x="21.539cm" svg:y="10.739cm">
            <text:list text:style-name="L1">
              <text:list-header>
                <text:p text:style-name="P3"><text:span text:style-name="T1">ReadDa</text:span><text:span text:style-name="T1">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58_2" draw:style-name="gr5" draw:text-style-name="P4" draw:layer="layout" svg:width="1.339cm" svg:height="0.708cm" svg:x="23.505cm" svg:y="9.736cm">
            <text:list text:style-name="L1">
              <text:list-header>
                <text:p text:style-name="P3"><text:span text:style-name="T1">Resul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Rovná spojnica 259_2" draw:style-name="gr3" draw:text-style-name="P2" draw:layer="layout" svg:x1="19.733cm" svg:y1="9.348cm" svg:x2="19.737cm" svg:y2="9.068cm">
            <text:p/>
          </draw:line>
          <draw:custom-shape draw:name="BlokTextu 260_4" draw:style-name="gr5" draw:text-style-name="P15" draw:layer="layout" svg:width="1.95cm" svg:height="0.793cm" svg:x="2.919cm" svg:y="14.672cm">
            <text:list text:style-name="L1">
              <text:list-header>
                <text:p text:style-name="P14"><text:span text:style-name="T7">PCPlus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Skupina 19_2">
            <draw:custom-shape draw:name="Obdĺžnik 6_2" draw:style-name="gr10" draw:text-style-name="P17" draw:layer="layout" svg:width="1.929cm" svg:height="3.333cm" svg:x="5.455cm" svg:y="9.35cm">
              <text:p text:style-name="P16"><text:span text:style-name="T8"/></text:p>
              <text:p text:style-name="P16"><text:span text:style-name="T9">Instr. </text:span><text:span text:style-name="T9">Memor</text:span><text:span text:style-name="T9">y</text:span></text:p>
              <draw:enhanced-geometry svg:viewBox="0 0 21600 21600" draw:type="rectangle" draw:enhanced-path="M 0 0 L 21600 0 21600 21600 0 21600 0 0 Z N"/>
            </draw:custom-shape>
            <draw:custom-shape draw:name="BlokTextu 7_5" draw:style-name="gr6" draw:text-style-name="P7" draw:layer="layout" svg:width="1.929cm" svg:height="0.877cm" svg:x="5.455cm" svg:y="9.841cm">
              <text:p text:style-name="P6"><text:span text:style-name="T3">A <text:s text:c="2"/>RD</text:span></text:p>
              <draw:enhanced-geometry svg:viewBox="0 0 21600 21600" draw:type="mso-spt202" draw:enhanced-path="M 0 0 L 21600 0 21600 21600 0 21600 0 0 Z N"/>
            </draw:custom-shape>
          </draw:g>
          <draw:g draw:name="Skupina 24_2">
            <draw:custom-shape draw:name="Obdĺžnik 15_4" draw:style-name="gr11" draw:text-style-name="P19" draw:layer="layout" svg:width="1.931cm" svg:height="3.333cm" svg:x="19.139cm" svg:y="9.35cm">
              <text:list text:style-name="L1">
                <text:list-header>
                  <text:p text:style-name="P18"><text:span text:style-name="T8"/></text:p>
                  <text:p text:style-name="P18"><text:span text:style-name="T9">Data </text:span><text:span text:style-name="T9">Memory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BlokTextu 16_4" draw:style-name="gr6" draw:text-style-name="P21" draw:layer="layout" svg:width="2.151cm" svg:height="0.793cm" svg:x="19.07cm" svg:y="10.192cm">
              <text:list text:style-name="L1">
                <text:list-header>
                  <text:p text:style-name="P20"><text:span text:style-name="T10">A <text:s text:c="4"/>R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BlokTextu 17_4" draw:style-name="gr6" draw:text-style-name="P21" draw:layer="layout" svg:width="1.228cm" svg:height="0.793cm" svg:x="19.139cm" svg:y="11.806cm">
              <text:list text:style-name="L1">
                <text:list-header>
                  <text:p text:style-name="P20"><text:span text:style-name="T10">W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BlokTextu 18_4" draw:style-name="gr6" draw:text-style-name="P21" draw:layer="layout" svg:width="1.228cm" svg:height="0.793cm" svg:x="19.9cm" svg:y="9.35cm">
              <text:list text:style-name="L1">
                <text:list-header>
                  <text:p text:style-name="P20"><text:span text:style-name="T10">W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Rovnoramenný trojuholník 21_2" draw:style-name="gr12" draw:text-style-name="P1" draw:layer="layout" svg:width="0.352cm" svg:height="0.351cm" svg:x="19.525cm" svg:y="9.295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name="Skupina 23_2">
            <draw:custom-shape draw:name="Obdĺžnik 9_2" draw:style-name="gr13" draw:text-style-name="P19" draw:layer="layout" svg:width="2.495cm" svg:height="3.264cm" svg:x="10.153cm" svg:y="9.419cm">
              <text:list text:style-name="L1">
                <text:list-header>
                  <text:p text:style-name="P18"><text:span text:style-name="T8"/></text:p>
                  <text:p text:style-name="P18"><text:span text:style-name="T8"/></text:p>
                  <text:p text:style-name="P22"><text:span text:style-name="T8"/></text:p>
                  <text:p text:style-name="P22"><text:span text:style-name="T8"/></text:p>
                  <text:p text:style-name="P22"><text:span text:style-name="T9">Reg.</text:span></text:p>
                  <text:p text:style-name="P22"><text:span text:style-name="T9"><text:s text:c="2"/></text:span><text:span text:style-name="T9">Fil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BlokTextu 10_2" draw:style-name="gr6" draw:text-style-name="P21" draw:layer="layout" svg:width="2.495cm" svg:height="1.385cm" svg:x="10.153cm" svg:y="9.619cm">
              <text:list text:style-name="L1">
                <text:list-header>
                  <text:p text:style-name="P20"><text:span text:style-name="T10">A</text:span><text:span text:style-name="T10">1 <text:s text:c="2"/></text:span><text:span text:style-name="T10"><text:s/></text:span><text:span text:style-name="T10">R</text:span><text:span text:style-name="T10">D</text:span><text:span text:style-name="T10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BlokTextu 11_2" draw:style-name="gr6" draw:text-style-name="P21" draw:layer="layout" svg:width="2.495cm" svg:height="1.385cm" svg:x="10.153cm" svg:y="10.531cm">
              <text:list text:style-name="L1">
                <text:list-header>
                  <text:p text:style-name="P20"><text:span text:style-name="T10">A2 <text:s text:c="3"/>RD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BlokTextu 12_2" draw:style-name="gr6" draw:text-style-name="P24" draw:layer="layout" svg:width="1.402cm" svg:height="1.977cm" svg:x="10.153cm" svg:y="11.209cm">
              <text:list text:style-name="L1">
                <text:list-header>
                  <text:p text:style-name="P23"><text:span text:style-name="T10">A</text:span><text:span text:style-name="T10">3</text:span></text:p>
                  <text:p text:style-name="P23"><text:span text:style-name="T10">W</text:span><text:span text:style-name="T10">D</text:span><text:span text:style-name="T10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BlokTextu 13_2" draw:style-name="gr6" draw:text-style-name="P24" draw:layer="layout" svg:width="1.404cm" svg:height="0.793cm" svg:x="10.807cm" svg:y="9.221cm">
              <text:p text:style-name="P23"><text:span text:style-name="T10">WE3</text:span></text:p>
              <draw:enhanced-geometry svg:viewBox="0 0 21600 21600" draw:type="mso-spt202" draw:enhanced-path="M 0 0 L 21600 0 21600 21600 0 21600 0 0 Z N"/>
            </draw:custom-shape>
            <draw:custom-shape draw:name="Rovnoramenný trojuholník 22_2" draw:style-name="gr12" draw:text-style-name="P1" draw:layer="layout" svg:width="0.311cm" svg:height="0.351cm" svg:x="10.339cm" svg:y="9.40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name="Skupina 37_2">
            <draw:custom-shape draw:name="Lichobežník 33_2" draw:style-name="gr14" draw:text-style-name="P25" draw:layer="layout" svg:width="1.116cm" svg:height="0.526cm" draw:transform="rotate (-1.5707963267949) translate (15.302cm 10.73cm)">
              <text:p/>
  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  </draw:custom-shape>
            <draw:custom-shape draw:name="BlokTextu 35_2" draw:style-name="gr5" draw:text-style-name="P7" draw:layer="layout" svg:width="0.717cm" svg:height="0.877cm" svg:x="14.647cm" svg:y="10.659cm">
              <text:list text:style-name="L1">
                <text:list-header>
                  <text:p text:style-name="P6"><text:span text:style-name="T11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BlokTextu 36_2" draw:style-name="gr5" draw:text-style-name="P7" draw:layer="layout" svg:width="0.717cm" svg:height="0.877cm" svg:x="14.67cm" svg:y="11.127cm">
              <text:list text:style-name="L1">
                <text:list-header>
                  <text:p text:style-name="P6"><text:span text:style-name="T11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Skupina 38_2">
            <draw:custom-shape draw:name="Lichobežník 39_2" draw:style-name="gr15" draw:text-style-name="P1" draw:layer="layout" svg:width="1.117cm" svg:height="0.526cm" draw:transform="rotate (-1.5707963267949) translate (23.524cm 9.77cm)">
              <text:p/>
              <draw:enhanced-geometry svg:viewBox="0 0 454821 214314" draw:extrusion-allowed="true" draw:text-areas="39991 18844 414830 214314" draw:glue-points="227411 0 29993 107157 227411 214314 424828 107157" draw:type="mso-spt100" draw:enhanced-path="M 0 214314 L 59986 0 394835 0 454821 214314 Z N"/>
            </draw:custom-shape>
            <draw:custom-shape draw:name="BlokTextu 40_2" draw:style-name="gr5" draw:text-style-name="P7" draw:layer="layout" svg:width="0.717cm" svg:height="0.877cm" svg:x="22.87cm" svg:y="9.7cm">
              <text:list text:style-name="L1">
                <text:list-header>
                  <text:p text:style-name="P6"><text:span text:style-name="T11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BlokTextu 41_2" draw:style-name="gr5" draw:text-style-name="P7" draw:layer="layout" svg:width="0.717cm" svg:height="0.877cm" svg:x="22.893cm" svg:y="10.168cm">
              <text:list text:style-name="L1">
                <text:list-header>
                  <text:p text:style-name="P6"><text:span text:style-name="T11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Skupina 46_1">
            <draw:custom-shape draw:name="Lichobežník 47_2" draw:style-name="gr15" draw:text-style-name="P26" draw:layer="layout" svg:width="1.117cm" svg:height="0.526cm" draw:transform="rotate (-1.5707963267949) translate (3.77cm 9.665cm)">
              <text:p/>
  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  </draw:custom-shape>
            <draw:custom-shape draw:name="BlokTextu 48_2" draw:style-name="gr5" draw:text-style-name="P7" draw:layer="layout" svg:width="0.717cm" svg:height="0.877cm" svg:x="3.115cm" svg:y="9.595cm">
              <text:list text:style-name="L1">
                <text:list-header>
                  <text:p text:style-name="P6"><text:span text:style-name="T11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BlokTextu 49_2" draw:style-name="gr5" draw:text-style-name="P7" draw:layer="layout" svg:width="0.717cm" svg:height="0.877cm" svg:x="3.138cm" svg:y="10.063cm">
              <text:list text:style-name="L1">
                <text:list-header>
                  <text:p text:style-name="P6"><text:span text:style-name="T11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Voľná forma 52_1" draw:style-name="gr16" draw:text-style-name="P28" draw:layer="layout" svg:width="2.714cm" svg:height="1.423cm" svg:x="9.934cm" svg:y="14.024cm">
            <text:list text:style-name="L1">
              <text:list-header>
                <text:p text:style-name="P27"><text:span text:style-name="T12">Imm</text:span><text:span text:style-name="T12"><text:line-break/></text:span><text:span text:style-name="T12">decod</text:span><text:span text:style-name="T12">e</text:span></text:p>
              </text:list-header>
            </text:list>
  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  </draw:custom-shape>
          <draw:custom-shape draw:name="Obdĺžnik 53_2" draw:style-name="gr17" draw:text-style-name="P1" draw:layer="layout" svg:width="0.35cm" svg:height="1.052cm" svg:x="4.402cm" svg:y="9.7cm">
            <text:p/>
            <draw:enhanced-geometry svg:viewBox="0 0 21600 21600" draw:type="rectangle" draw:enhanced-path="M 0 0 L 21600 0 21600 21600 0 21600 0 0 Z N"/>
          </draw:custom-shape>
          <draw:custom-shape draw:name="Rovnoramenný trojuholník 54_3" draw:style-name="gr12" draw:text-style-name="P1" draw:layer="layout" svg:width="0.35cm" svg:height="0.35cm" svg:x="4.402cm" svg:y="9.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name="Rovná spojnica 285_0" draw:style-name="gr7" draw:text-style-name="P2" draw:layer="layout" svg:x1="9.136cm" svg:y1="10.31cm" svg:x2="9.14cm" svg:y2="7.09cm">
            <text:p/>
          </draw:line>
          <draw:line draw:name="Rovná spojnica 287_0" draw:style-name="gr3" draw:text-style-name="P2" draw:layer="layout" svg:x1="9.142cm" svg:y1="7.093cm" svg:x2="10.152cm" svg:y2="7.097cm">
            <text:p/>
          </draw:line>
          <draw:line draw:name="Rovná spojnica 290_0" draw:style-name="gr3" draw:text-style-name="P2" draw:layer="layout" svg:x1="9.138cm" svg:y1="8.166cm" svg:x2="10.152cm" svg:y2="8.17cm">
            <text:p/>
          </draw:line>
          <draw:custom-shape draw:name="BlokTextu 291_0" draw:style-name="gr5" draw:text-style-name="P11" draw:layer="layout" svg:width="0.959cm" svg:height="0.793cm" svg:x="9.091cm" svg:y="6.524cm">
            <text:list text:style-name="L1">
              <text:list-header>
                <text:p text:style-name="P10"><text:span text:style-name="T5">6</text:span><text:span text:style-name="T5">: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292_0" draw:style-name="gr5" draw:text-style-name="P11" draw:layer="layout" svg:width="2.669cm" svg:height="0.793cm" svg:x="6.397cm" svg:y="7.788cm">
            <text:list text:style-name="L1">
              <text:list-header>
                <text:p text:style-name="P10"><text:span text:style-name="T5">3</text:span><text:span text:style-name="T5">1:</text:span><text:span text:style-name="T5">2</text:span><text:span text:style-name="T5">5, </text:span><text:span text:style-name="T5">1</text:span><text:span text:style-name="T5">4:</text:span><text:span text:style-name="T5">1</text:span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Zaoblený obdĺžnik 132_0" draw:style-name="gr18" draw:text-style-name="P19" draw:layer="layout" svg:width="1.949cm" svg:height="4.102cm" svg:x="10.136cm" svg:y="4.804cm">
            <text:p text:style-name="P18"><text:span text:style-name="T9">Control Unit</text:span></text:p>
            <text:p text:style-name="P18"><text:span text:style-name="T9"/></text:p>
            <text:p text:style-name="P18"><text:span text:style-name="T8">Opcode</text:span></text:p>
            <text:p text:style-name="P18"><text:span text:style-name="T9"/></text:p>
            <text:p text:style-name="P16"><text:span text:style-name="T8">Fun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name="Rovná spojnica 157_4" draw:style-name="gr7" draw:text-style-name="P2" draw:layer="layout" svg:x1="6.022cm" svg:y1="14.672cm" svg:x2="5.016cm" svg:y2="14.672cm">
            <text:p/>
          </draw:line>
          <draw:custom-shape draw:name="BlokTextu 249_13" draw:style-name="gr5" draw:text-style-name="P15" draw:layer="layout" svg:width="1.975cm" svg:height="0.793cm" svg:x="12.7cm" svg:y="14.12cm">
            <text:list text:style-name="L1">
              <text:list-header>
                <text:p text:style-name="P14"><text:span text:style-name="T7">SignIm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9" draw:text-style-name="P29" draw:layer="layout" svg:width="0.138cm" svg:height="0.131cm" svg:x="4.946cm" svg:y="14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9" draw:layer="layout" svg:width="0.208cm" svg:height="0.207cm" svg:x="4.917cm" svg:y="14.5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" draw:text-style-name="P29" draw:layer="layout" svg:width="0.138cm" svg:height="0.132cm" svg:x="18.829cm" svg:y="10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9" draw:layer="layout" svg:width="0.208cm" svg:height="0.208cm" svg:x="18.8cm" svg:y="10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" draw:text-style-name="P29" draw:layer="layout" svg:width="0.138cm" svg:height="0.131cm" svg:x="14.573cm" svg:y="14.7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9" draw:layer="layout" svg:width="0.208cm" svg:height="0.208cm" svg:x="14.544cm" svg:y="14.6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" draw:text-style-name="P29" draw:layer="layout" svg:width="0.138cm" svg:height="0.132cm" svg:x="14.308cm" svg:y="10.9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9" draw:layer="layout" svg:width="0.207cm" svg:height="0.209cm" svg:x="14.279cm" svg:y="10.9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" draw:text-style-name="P29" draw:layer="layout" svg:width="0.138cm" svg:height="0.131cm" svg:x="4.946cm" svg:y="10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9" draw:layer="layout" svg:width="0.208cm" svg:height="0.207cm" svg:x="4.917cm" svg:y="10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olygon draw:style-name="gr8" draw:text-style-name="P5" draw:layer="layout" svg:width="0.911cm" svg:height="1.933cm" svg:x="16.176cm" svg:y="9.699cm" svg:viewBox="0 0 912 1934" draw:points="0,0 0,760 345,967 0,1174 0,1934 912,1520 912,415">
            <draw:glue-point draw:id="4" svg:x="5cm" svg:y="0cm"/>
            <draw:glue-point draw:id="5" svg:x="-5cm" svg:y="3.212cm"/>
            <draw:glue-point draw:id="6" svg:x="-5cm" svg:y="-3.212cm"/>
            <text:p/>
          </draw:polygon>
          <draw:custom-shape draw:name="BlokTextu 271_2" draw:style-name="gr5" draw:text-style-name="P11" draw:layer="layout" svg:width="1.162cm" svg:height="0.793cm" svg:x="16.077cm" svg:y="9.876cm">
            <text:list text:style-name="L1">
              <text:list-header>
                <text:p text:style-name="P10"><text:span text:style-name="T7">AL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3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2M14S</meta:editing-duration>
    <meta:editing-cycles>272</meta:editing-cycles>
    <meta:generator>LibreOffice/6.4.7.2$Linux_X86_64 LibreOffice_project/40$Build-2</meta:generator>
    <dc:date>2023-03-10T15:23:42.571186295</dc:date>
    <dc:description>https://cw.fel.cvut.cz/wiki/courses/b35apo/start</dc:description>
    <dc:subject>B35APO - Computer Architectures</dc:subject>
    <dc:title>Central Processing Unit (CPU)</dc:title>
    <meta:document-statistic meta:object-count="175"/>
  </office:meta>
</office:document-meta>
</file>